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onstruction</text:h>
      <text:p text:style-name="Text_20_body">Blah, blah, blah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
  </meta:generator>
    <dc:title>Construction</dc:title>
    <dc:creator>Peter Chapin</dc:creator>
    <dc:date>2008-10-17T07:03:38</dc:date>
    <meta:editing-cycles>1</meta:editing-cycles>
    <meta:editing-duration>PT0S</meta:editing-duration>
    <meta:template xlink:type="simple" xlink:actuate="onRequest" xlink:href="../WOW.odm" meta:date="2008-10-17T07:05:38"/>
    <meta:user-defined meta:name="Info 1"/>
    <meta:user-defined meta:name="Info 2"/>
    <meta:user-defined meta:name="Info 3"/>
    <meta:user-defined meta:name="Info 4"/>
    <meta:document-statistic meta:table-count="0" meta:image-count="0" meta:object-count="0" meta:paragraph-count="2" meta:word-count="4" meta:character-count="31"/>
  </office:meta>
</office:document-meta>
</file>